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Sheet4.xml" manifest:media-type="text/xml"/>
  <manifest:file-entry manifest:full-path="Basic/Standard/Sheet5.xml" manifest:media-type="text/xml"/>
  <manifest:file-entry manifest:full-path="Basic/Standard/Sheet6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1.xml" manifest:media-type="text/xml"/>
  <manifest:file-entry manifest:full-path="Basic/VBAProject/Module4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8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723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5.76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2.43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4.055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0.109cm"/>
    </style:style>
    <style:style style:name="co16" style:family="table-column">
      <style:table-column-properties fo:break-before="auto" style:column-width="6.91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0.444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10.836cm"/>
    </style:style>
    <style:style style:name="co22" style:family="table-column">
      <style:table-column-properties fo:break-before="auto" style:column-width="5.823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10.583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10.892cm"/>
    </style:style>
    <style:style style:name="co28" style:family="table-column">
      <style:table-column-properties fo:break-before="auto" style:column-width="6.355cm"/>
    </style:style>
    <style:style style:name="co29" style:family="table-column">
      <style:table-column-properties fo:break-before="auto" style:column-width="4.62cm"/>
    </style:style>
    <style:style style:name="co30" style:family="table-column">
      <style:table-column-properties fo:break-before="auto" style:column-width="4.255cm"/>
    </style:style>
    <style:style style:name="co31" style:family="table-column">
      <style:table-column-properties fo:break-before="auto" style:column-width="9.911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4.928cm"/>
    </style:style>
    <style:style style:name="co34" style:family="table-column">
      <style:table-column-properties fo:break-before="auto" style:column-width="12.852cm"/>
    </style:style>
    <style:style style:name="co35" style:family="table-column">
      <style:table-column-properties fo:break-before="auto" style:column-width="11.031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11.564cm"/>
    </style:style>
    <style:style style:name="co38" style:family="table-column">
      <style:table-column-properties fo:break-before="auto" style:column-width="5.6cm"/>
    </style:style>
    <style:style style:name="co39" style:family="table-column">
      <style:table-column-properties fo:break-before="auto" style:column-width="13.356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3.332cm"/>
    </style:style>
    <style:style style:name="co42" style:family="table-column">
      <style:table-column-properties fo:break-before="auto" style:column-width="13.859cm"/>
    </style:style>
    <style:style style:name="co43" style:family="table-column">
      <style:table-column-properties fo:break-before="auto" style:column-width="5.683cm"/>
    </style:style>
    <style:style style:name="co44" style:family="table-column">
      <style:table-column-properties fo:break-before="auto" style:column-width="3.836cm"/>
    </style:style>
    <style:style style:name="co45" style:family="table-column">
      <style:table-column-properties fo:break-before="auto" style:column-width="10.948cm"/>
    </style:style>
    <style:style style:name="co46" style:family="table-column">
      <style:table-column-properties fo:break-before="auto" style:column-width="5.516cm"/>
    </style:style>
    <style:style style:name="co47" style:family="table-column">
      <style:table-column-properties fo:break-before="auto" style:column-width="3.556cm"/>
    </style:style>
    <style:style style:name="co48" style:family="table-column">
      <style:table-column-properties fo:break-before="auto" style:column-width="12.795cm"/>
    </style:style>
    <style:style style:name="co49" style:family="table-column">
      <style:table-column-properties fo:break-before="auto" style:column-width="5.20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5.487cm"/>
    </style:style>
    <style:style style:name="co52" style:family="table-column">
      <style:table-column-properties fo:break-before="auto" style:column-width="4.172cm"/>
    </style:style>
    <style:style style:name="co53" style:family="table-column">
      <style:table-column-properties fo:break-before="auto" style:column-width="10.359cm"/>
    </style:style>
    <style:style style:name="co54" style:family="table-column">
      <style:table-column-properties fo:break-before="auto" style:column-width="5.657cm"/>
    </style:style>
    <style:style style:name="co55" style:family="table-column">
      <style:table-column-properties fo:break-before="auto" style:column-width="3.948cm"/>
    </style:style>
    <style:style style:name="co56" style:family="table-column">
      <style:table-column-properties fo:break-before="auto" style:column-width="11.368cm"/>
    </style:style>
    <style:style style:name="co57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3.445cm"/>
    </style:style>
    <style:style style:name="co59" style:family="table-column">
      <style:table-column-properties fo:break-before="auto" style:column-width="9.604cm"/>
    </style:style>
    <style:style style:name="co60" style:family="table-column">
      <style:table-column-properties fo:break-before="auto" style:column-width="5.544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7.362cm"/>
    </style:style>
    <style:style style:name="co63" style:family="table-column">
      <style:table-column-properties fo:break-before="auto" style:column-width="4.357cm"/>
    </style:style>
    <style:style style:name="co64" style:family="table-column">
      <style:table-column-properties fo:break-before="auto" style:column-width="1.7cm"/>
    </style:style>
    <style:style style:name="co65" style:family="table-column">
      <style:table-column-properties fo:break-before="auto" style:column-width="8.509cm"/>
    </style:style>
    <style:style style:name="co66" style:family="table-column">
      <style:table-column-properties fo:break-before="auto" style:column-width="8.377cm"/>
    </style:style>
    <style:style style:name="co67" style:family="table-column">
      <style:table-column-properties fo:break-before="auto" style:column-width="7.766cm"/>
    </style:style>
    <style:style style:name="co68" style:family="table-column">
      <style:table-column-properties fo:break-before="auto" style:column-width="5.579cm"/>
    </style:style>
    <style:style style:name="co69" style:family="table-column">
      <style:table-column-properties fo:break-before="auto" style:column-width="6.294cm"/>
    </style:style>
    <style:style style:name="co70" style:family="table-column">
      <style:table-column-properties fo:break-before="auto" style:column-width="7.567cm"/>
    </style:style>
    <style:style style:name="co71" style:family="table-column">
      <style:table-column-properties fo:break-before="auto" style:column-width="4.96cm"/>
    </style:style>
    <style:style style:name="co72" style:family="table-column">
      <style:table-column-properties fo:break-before="auto" style:column-width="8.756cm"/>
    </style:style>
    <style:style style:name="co73" style:family="table-column">
      <style:table-column-properties fo:break-before="auto" style:column-width="2.258cm"/>
    </style:style>
    <style:style style:name="co74" style:family="table-column">
      <style:table-column-properties fo:break-before="auto" style:column-width="8.611cm"/>
    </style:style>
    <style:style style:name="co75" style:family="table-column">
      <style:table-column-properties fo:break-before="auto" style:column-width="6.955cm"/>
    </style:style>
    <style:style style:name="co76" style:family="table-column">
      <style:table-column-properties fo:break-before="auto" style:column-width="3.362cm"/>
    </style:style>
    <style:style style:name="co77" style:family="table-column">
      <style:table-column-properties fo:break-before="auto" style:column-width="4.101cm"/>
    </style:style>
    <style:style style:name="co78" style:family="table-column">
      <style:table-column-properties fo:break-before="auto" style:column-width="4.38cm"/>
    </style:style>
    <style:style style:name="co79" style:family="table-column">
      <style:table-column-properties fo:break-before="auto" style:column-width="2.1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2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I Governo Constitucional de Portugal</text:p>
          </table:table-cell>
          <table:table-cell table:number-columns-repeated="2"/>
          <table:table-cell table:style-name="ce2"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1"/>
        </table:table-row>
        <table:table-row table:style-name="ro1">
          <table:table-cell table:style-name="ce3"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office:value-type="string" calcext:value-type="string">
            <text:p>Port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office:value-type="string" calcext:value-type="string">
            <text:p>Vila Nova de Gai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office:value-type="string" calcext:value-type="string">
            <text:p>Portalegre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office:value-type="string" calcext:value-type="string">
            <text:p>Tondel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office:value-type="string" calcext:value-type="string">
            <text:p>Porto de 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office:value-type="string" calcext:value-type="string">
            <text:p>São João da Madeir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office:value-type="string" calcext:value-type="string">
            <text:p>Port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office:value-type="string" calcext:value-type="string">
            <text:p>Vila Nova de Famalicã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number-columns-repeated="952"/>
        </table:table-row>
        <table:table-row table:style-name="ro2">
          <table:table-cell/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office:value-type="string" calcext:value-type="string">
            <text:p>Castelo Branco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office:value-type="string" calcext:value-type="string">
            <text:p>Ílhav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office:value-type="string" calcext:value-type="string">
            <text:p>Bissau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office:value-type="string" calcext:value-type="string">
            <text:p>Bej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office:value-type="string" calcext:value-type="string">
            <text:p>Marinha Grande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 table:number-columns-repeated="2"/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office:value-type="string" calcext:value-type="string">
            <text:p>Vila Verde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office:value-type="string" calcext:value-type="string">
            <text:p>Penedon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6"/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1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18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República para a Região Autónoma dos Açores[Nota 4] 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table:number-columns-repeated="22"/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office:value-type="string" calcext:value-type="string">
            <text:p>Lisb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República para a Região Autónoma da Madeira[Nota 4] 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21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Francisco Sousa Tav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office:value-type="string" calcext:value-type="string">
            <text:p>Moçambique</text:p>
          </table:table-cell>
          <table:table-cell table:number-columns-repeated="960"/>
        </table:table-row>
        <table:table-row table:style-name="ro1">
          <table:table-cell table:number-columns-repeated="32"/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981"/>
        </table:table-row>
        <table:table-row table:style-name="ro1">
          <table:table-cell table:number-columns-repeated="31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 table:number-columns-repeated="981"/>
        </table:table-row>
        <table:table-row table:style-name="ro1">
          <table:table-cell table:number-columns-repeated="32"/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Sasportes</text:p>
          </table:table-cell>
          <table:table-cell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31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7"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table:number-columns-repeated="981"/>
        </table:table-row>
        <table:table-row table:style-name="ro1">
          <table:table-cell table:number-columns-repeated="40"/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Lello</text:p>
          </table:table-cell>
          <table:table-cell office:value-type="string" calcext:value-type="string">
            <text:p>Porto</text:p>
          </table:table-cell>
          <table:table-cell table:number-columns-repeated="98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65" table:default-cell-style-name="ce3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column table:style-name="co73" table:number-columns-repeated="60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ncelho</text:p>
          </table:table-cell>
          <table:table-cell table:style-name="ce3" office:value-type="string" calcext:value-type="string">
            <text:p>Distrito</text:p>
          </table:table-cell>
          <table:table-cell table:style-name="ce3" office:value-type="string" calcext:value-type="string">
            <text:p>Partido</text:p>
          </table:table-cell>
          <table:table-cell table:style-name="ce3" office:value-type="string" calcext:value-type="string">
            <text:p>Governo liderado por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style-name="ce11" office:value-type="string" calcext:value-type="string">
            <text:p>Moçambique</text:p>
          </table:table-cell>
          <table:table-cell table:formula="of:=COUNTIF([.E$2:.E$537];[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Barre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Alfredo Nobre da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esconhecido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Governo Constitucional de Portugal</text:p>
          </table:table-cell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Lisboa</text:p>
          </table:table-cell>
          <table:table-cell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ngola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guine´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oz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table:number-columns-repeated="2"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Santarém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number-columns-repeated="2"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Aveir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table:number-columns-repeated="2"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table:number-columns-repeated="2"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number-columns-repeated="2"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Aveir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Castelo Branc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table:number-columns-repeated="2" office:value-type="string" calcext:value-type="string">
            <text:p>Índi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</text:p>
          </table:table-cell>
          <table:table-cell table:number-columns-repeated="2" office:value-type="string" calcext:value-type="string">
            <text:p>Port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table:number-columns-repeated="2" office:value-type="string" calcext:value-type="string">
            <text:p>Lisboa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number-columns-repeated="2" office:value-type="string" calcext:value-type="string">
            <text:p>Independe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table:number-columns-repeated="2"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table:number-columns-repeated="2"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asco Futscher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table:number-columns-repeated="2" table:style-name="ce11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table:number-columns-repeated="2"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Francisco Sousa Tav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 / 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table:number-columns-repeated="2"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table:number-columns-repeated="2"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Brit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Belez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Emprego e da Segurança Social</text:p>
          </table:table-cell>
          <table:table-cell table:style-name="ce4"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table:style-name="ce4"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Figueiredo Lope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sé Manuel Durão Barros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Manuela Ferreira Leit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en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Silva Peneda 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Emprego e da Segurança Social </text:p>
          </table:table-cell>
          <table:table-cell office:value-type="string" calcext:value-type="string">
            <text:p>José Falcão e Cunha 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Teresa Gouv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Veiga Simã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ugusto Mateu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Francisco Murteira Nabo</text:p>
          </table:table-cell>
          <table:table-cell table:number-columns-repeated="2"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table:number-columns-repeated="2"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o Ambiente </text:p>
          </table:table-cell>
          <table:table-cell office:value-type="string" calcext:value-type="string">
            <text:p>Elisa Ferreira 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ultura </text:p>
          </table:table-cell>
          <table:table-cell office:value-type="string" calcext:value-type="string">
            <text:p>Manuel Maria Carrilho 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Guilherme d'Olivei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Nuno Severiano Teix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Guilherme d'Oliveira Martin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ário Cristina de Sousa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Luís Braga da Cruz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Paulo Pedroso</text:p>
          </table:table-cell>
          <table:table-cell table:number-columns-repeated="2"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Guilherme d'Oliveira Martins 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ducação </text:p>
          </table:table-cell>
          <table:table-cell office:value-type="string" calcext:value-type="string">
            <text:p>Augusto Santos Silva 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V Governo Constitucional de Portugal</text:p>
          </table:table-cell>
          <table:table-cell table:style-name="ce10" office:value-type="string" calcext:value-type="string">
            <text:p><text:a xlink:href="https://pt.wikipedia.org/wiki/Ministério_da_Educação_(Portugal)" xlink:type="simple">Ministro da Educação</text:a> </text:p>
          </table:table-cell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Sasport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José Lell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Teresa Gouv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Aveir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António Carmona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mílcar Thei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e Varzim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Severiano Teixeira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José Pinto Ribeiro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aria Luís Albuquerque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abela Rodrigues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table:number-columns-repeated="2"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table:number-columns-repeated="2"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table:number-columns-repeated="2"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Graça Fonsec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number-columns-repeated="2"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conomia </text:p>
          </table:table-cell>
          <table:table-cell office:value-type="string" calcext:value-type="string">
            <text:p>Manuel Caldeira Cabral 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</text:p>
          </table:table-cell>
          <table:table-cell office:value-type="string" calcext:value-type="string">
            <text:p>João Pedro Matos Fernandes 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table:number-columns-repeated="2" office:value-type="string" calcext:value-type="string">
            <text:p>Moçambiqu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João Le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number-columns-repeated="2" office:value-type="string" calcext:value-type="string">
            <text:p>Índi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 Pizarro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António Costa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e Estado e de Negócios Estrangeiros</text:p>
          </table:table-cell>
          <table:table-cell office:value-type="string" calcext:value-type="string">
            <text:p>Paulo Rangel</text:p>
          </table:table-cell>
          <table:table-cell office:value-type="string" calcext:value-type="string">
            <text:p>Vila Nova de G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 Estado e das Finanças</text:p>
          </table:table-cell>
          <table:table-cell office:value-type="string" calcext:value-type="string">
            <text:p>Joaquim Miranda Sarment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Leitão Amaro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Adjunto e de Coesão Territorial</text:p>
          </table:table-cell>
          <table:table-cell office:value-type="string" calcext:value-type="string">
            <text:p>Manuel Castro Almeid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Pedro Duarte</text:p>
          </table:table-cell>
          <table:table-cell table:number-columns-repeated="2"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Nuno Melo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Braga</text:p>
          </table:table-cell>
          <table:table-cell table:style-name="ce4" office:value-type="string" calcext:value-type="string">
            <text:p>Centro Democrático Social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Rita Júdice</text:p>
          </table:table-cell>
          <table:table-cell table:number-columns-repeated="2" table:style-name="ce11" office:value-type="string" calcext:value-type="string">
            <text:p>Desconhecid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Margarida Blasco</text:p>
          </table:table-cell>
          <table:table-cell table:number-columns-repeated="2"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ducação, Ciência e Inovação</text:p>
          </table:table-cell>
          <table:table-cell office:value-type="string" calcext:value-type="string">
            <text:p>Fernando Alexandre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Paula Martins</text:p>
          </table:table-cell>
          <table:table-cell table:number-columns-repeated="2" office:value-type="string" calcext:value-type="string">
            <text:p>Guiné-Bissau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s Infraestruturas e Habitação</text:p>
          </table:table-cell>
          <table:table-cell office:value-type="string" calcext:value-type="string">
            <text:p>Miguel Pinto Luz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Pedro Reis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Maria do Rosário Palma Ramalho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o Ambiente e Energia</text:p>
          </table:table-cell>
          <table:table-cell office:value-type="string" calcext:value-type="string">
            <text:p>Maria da Graça Carvalho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Juventude e Modernização</text:p>
          </table:table-cell>
          <table:table-cell office:value-type="string" calcext:value-type="string">
            <text:p>Margarida Balseiro Lopes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o da Agricultura e Pesca</text:p>
          </table:table-cell>
          <table:table-cell office:value-type="string" calcext:value-type="string">
            <text:p>José Manuel Fernandes</text:p>
          </table:table-cell>
          <table:table-cell office:value-type="string" calcext:value-type="string">
            <text:p>Vila Verd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Dalila Rodrigues</text:p>
          </table:table-cell>
          <table:table-cell office:value-type="string" calcext:value-type="string">
            <text:p>Penedon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PSD</text:p>
          </table:table-cell>
          <table:table-cell table:number-columns-repeated="1017"/>
        </table:table-row>
        <table:table-row table:style-name="ro1" table:number-rows-repeated="1048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73" table:number-columns-repeated="3" table:default-cell-style-name="Default"/>
        <table:table-column table:style-name="co76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Águe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guiar da B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coba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m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gol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gra do Heroís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arrei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rag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oimbr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Economia</text:p>
          </table:table-cell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Esposen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table:number-columns-repeated="4"/>
          <table:table-cell office:value-type="string" calcext:value-type="string">
            <text:p>Famalicã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table:number-columns-repeated="4"/>
          <table:table-cell office:value-type="string" calcext:value-type="string">
            <text:p>Fund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imarã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iné-Biss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Ílhav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em</text:p>
          </table:table-cell>
          <table:table-cell table:number-columns-repeated="2"/>
          <table:table-cell office:value-type="string" calcext:value-type="string">
            <text:p>Lei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sbo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rinha Gra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tosinh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randa do Do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urt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ei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liveira do Hos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edes de Co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m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nta Delga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nte de 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o de Mó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óvoa de Santa I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óvoa do Varzi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b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to Tir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ão João da Madei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ão João da 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tú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nt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ábu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rres Nov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ana do Caste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la do Co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nh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seu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tats" table:style-name="ta2">
        <office:forms form:automatic-focus="false" form:apply-design-mode="false"/>
        <table:table-column table:style-name="co77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Abrantes</text:p>
          </table:table-cell>
          <table:table-cell table:formula="of:=COUNTIF([$lista.D$2:$lista.D$537];[.A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formula="of:=COUNTIF([$lista.D$2:$lista.D$537];[.A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formula="of:=COUNTIF([$lista.D$2:$lista.D$537];[.A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formula="of:=COUNTIF([$lista.D$2:$lista.D$537];[.A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formula="of:=COUNTIF([$lista.D$2:$lista.D$537];[.A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formula="of:=COUNTIF([$lista.D$2:$lista.D$537];[.A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table:formula="of:=COUNTIF([$lista.D$2:$lista.D$537];[.A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formula="of:=COUNTIF([$lista.D$2:$lista.D$537];[.A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formula="of:=COUNTIF([$lista.D$2:$lista.D$537];[.A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formula="of:=COUNTIF([$lista.D$2:$lista.D$537];[.A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table:formula="of:=COUNTIF([$lista.D$2:$lista.D$537];[.A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formula="of:=COUNTIF([$lista.D$2:$lista.D$537];[.A12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formula="of:=COUNTIF([$lista.D$2:$lista.D$537];[.A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table:formula="of:=COUNTIF([$lista.D$2:$lista.D$537];[.A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formula="of:=COUNTIF([$lista.D$2:$lista.D$537];[.A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formula="of:=COUNTIF([$lista.D$2:$lista.D$537];[.A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table:formula="of:=COUNTIF([$lista.D$2:$lista.D$537];[.A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formula="of:=COUNTIF([$lista.D$2:$lista.D$537];[.A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formula="of:=COUNTIF([$lista.D$2:$lista.D$537];[.A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formula="of:=COUNTIF([$lista.D$2:$lista.D$537];[.A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formula="of:=COUNTIF([$lista.D$2:$lista.D$537];[.A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formula="of:=COUNTIF([$lista.D$2:$lista.D$537];[.A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table:formula="of:=COUNTIF([$lista.D$2:$lista.D$537];[.A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table:formula="of:=COUNTIF([$lista.D$2:$lista.D$537];[.A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formula="of:=COUNTIF([$lista.D$2:$lista.D$537];[.A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formula="of:=COUNTIF([$lista.D$2:$lista.D$537];[.A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table:formula="of:=COUNTIF([$lista.D$2:$lista.D$537];[.A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table:formula="of:=COUNTIF([$lista.D$2:$lista.D$537];[.A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formula="of:=COUNTIF([$lista.D$2:$lista.D$537];[.A2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formula="of:=COUNTIF([$lista.D$2:$lista.D$537];[.A30])"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string" calcext:value-type="string">
            <text:p>Desconhecido</text:p>
          </table:table-cell>
          <table:table-cell table:formula="of:=COUNTIF([$lista.D$2:$lista.D$537];[.A3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table:formula="of:=COUNTIF([$lista.D$2:$lista.D$537];[.A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formula="of:=COUNTIF([$lista.D$2:$lista.D$537];[.A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table:formula="of:=COUNTIF([$lista.D$2:$lista.D$537];[.A3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table:formula="of:=COUNTIF([$lista.D$2:$lista.D$537];[.A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table:formula="of:=COUNTIF([$lista.D$2:$lista.D$537];[.A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alicão</text:p>
          </table:table-cell>
          <table:table-cell table:formula="of:=COUNTIF([$lista.D$2:$lista.D$537];[.A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 do Alentejo</text:p>
          </table:table-cell>
          <table:table-cell table:formula="of:=COUNTIF([$lista.D$2:$lista.D$537];[.A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a da Foz</text:p>
          </table:table-cell>
          <table:table-cell table:formula="of:=COUNTIF([$lista.D$2:$lista.D$537];[.A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table:formula="of:=COUNTIF([$lista.D$2:$lista.D$537];[.A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table:formula="of:=COUNTIF([$lista.D$2:$lista.D$537];[.A4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table:formula="of:=COUNTIF([$lista.D$2:$lista.D$537];[.A4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formula="of:=COUNTIF([$lista.D$2:$lista.D$537];[.A4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formula="of:=COUNTIF([$lista.D$2:$lista.D$537];[.A4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table:formula="of:=COUNTIF([$lista.D$2:$lista.D$537];[.A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table:formula="of:=COUNTIF([$lista.D$2:$lista.D$537];[.A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Ílhavo</text:p>
          </table:table-cell>
          <table:table-cell table:formula="of:=COUNTIF([$lista.D$2:$lista.D$537];[.A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formula="of:=COUNTIF([$lista.D$2:$lista.D$537];[.A4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table:formula="of:=COUNTIF([$lista.D$2:$lista.D$537];[.A4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table:formula="of:=COUNTIF([$lista.D$2:$lista.D$537];[.A5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table:formula="of:=COUNTIF([$lista.D$2:$lista.D$537];[.A51]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Loulé</text:p>
          </table:table-cell>
          <table:table-cell table:formula="of:=COUNTIF([$lista.D$2:$lista.D$537];[.A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table:formula="of:=COUNTIF([$lista.D$2:$lista.D$537];[.A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rinhã</text:p>
          </table:table-cell>
          <table:table-cell table:formula="of:=COUNTIF([$lista.D$2:$lista.D$537];[.A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table:formula="of:=COUNTIF([$lista.D$2:$lista.D$537];[.A5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table:formula="of:=COUNTIF([$lista.D$2:$lista.D$537];[.A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nha Grande</text:p>
          </table:table-cell>
          <table:table-cell table:formula="of:=COUNTIF([$lista.D$2:$lista.D$537];[.A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table:formula="of:=COUNTIF([$lista.D$2:$lista.D$537];[.A5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anda do Douro</text:p>
          </table:table-cell>
          <table:table-cell table:formula="of:=COUNTIF([$lista.D$2:$lista.D$537];[.A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table:formula="of:=COUNTIF([$lista.D$2:$lista.D$537];[.A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çambique</text:p>
          </table:table-cell>
          <table:table-cell table:formula="of:=COUNTIF([$lista.D$2:$lista.D$537];[.A6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table:formula="of:=COUNTIF([$lista.D$2:$lista.D$537];[.A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table:formula="of:=COUNTIF([$lista.D$2:$lista.D$537];[.A6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table:formula="of:=COUNTIF([$lista.D$2:$lista.D$537];[.A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table:formula="of:=COUNTIF([$lista.D$2:$lista.D$537];[.A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table:formula="of:=COUNTIF([$lista.D$2:$lista.D$537];[.A6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table:formula="of:=COUNTIF([$lista.D$2:$lista.D$537];[.A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lhão</text:p>
          </table:table-cell>
          <table:table-cell table:formula="of:=COUNTIF([$lista.D$2:$lista.D$537];[.A6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iveira do Hospital</text:p>
          </table:table-cell>
          <table:table-cell table:formula="of:=COUNTIF([$lista.D$2:$lista.D$537];[.A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table:formula="of:=COUNTIF([$lista.D$2:$lista.D$537];[.A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des de Coura</text:p>
          </table:table-cell>
          <table:table-cell table:formula="of:=COUNTIF([$lista.D$2:$lista.D$537];[.A7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table:formula="of:=COUNTIF([$lista.D$2:$lista.D$537];[.A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table:formula="of:=COUNTIF([$lista.D$2:$lista.D$537];[.A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table:formula="of:=COUNTIF([$lista.D$2:$lista.D$537];[.A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table:formula="of:=COUNTIF([$lista.D$2:$lista.D$537];[.A7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nta Delgada</text:p>
          </table:table-cell>
          <table:table-cell table:formula="of:=COUNTIF([$lista.D$2:$lista.D$537];[.A7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nte de Sor</text:p>
          </table:table-cell>
          <table:table-cell table:formula="of:=COUNTIF([$lista.D$2:$lista.D$537];[.A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table:formula="of:=COUNTIF([$lista.D$2:$lista.D$537];[.A7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table:formula="of:=COUNTIF([$lista.D$2:$lista.D$537];[.A79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rto de Mós</text:p>
          </table:table-cell>
          <table:table-cell table:formula="of:=COUNTIF([$lista.D$2:$lista.D$537];[.A8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óvoa de Santa Iria</text:p>
          </table:table-cell>
          <table:table-cell table:formula="of:=COUNTIF([$lista.D$2:$lista.D$537];[.A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óvoa do Varzim</text:p>
          </table:table-cell>
          <table:table-cell table:formula="of:=COUNTIF([$lista.D$2:$lista.D$537];[.A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. João da Madeira</text:p>
          </table:table-cell>
          <table:table-cell table:formula="of:=COUNTIF([$lista.D$2:$lista.D$537];[.A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table:formula="of:=COUNTIF([$lista.D$2:$lista.D$537];[.A8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table:formula="of:=COUNTIF([$lista.D$2:$lista.D$537];[.A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o Tirso</text:p>
          </table:table-cell>
          <table:table-cell table:formula="of:=COUNTIF([$lista.D$2:$lista.D$537];[.A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ão João da Madeira</text:p>
          </table:table-cell>
          <table:table-cell table:formula="of:=COUNTIF([$lista.D$2:$lista.D$537];[.A8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ão João da Pesqueira</text:p>
          </table:table-cell>
          <table:table-cell table:formula="of:=COUNTIF([$lista.D$2:$lista.D$537];[.A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table:formula="of:=COUNTIF([$lista.D$2:$lista.D$537];[.A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table:formula="of:=COUNTIF([$lista.D$2:$lista.D$537];[.A9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table:formula="of:=COUNTIF([$lista.D$2:$lista.D$537];[.A9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table:formula="of:=COUNTIF([$lista.D$2:$lista.D$537];[.A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table:formula="of:=COUNTIF([$lista.D$2:$lista.D$537];[.A9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table:formula="of:=COUNTIF([$lista.D$2:$lista.D$537];[.A9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table:formula="of:=COUNTIF([$lista.D$2:$lista.D$537];[.A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table:formula="of:=COUNTIF([$lista.D$2:$lista.D$537];[.A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res Novas</text:p>
          </table:table-cell>
          <table:table-cell table:formula="of:=COUNTIF([$lista.D$2:$lista.D$537];[.A9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ana do Castelo</text:p>
          </table:table-cell>
          <table:table-cell table:formula="of:=COUNTIF([$lista.D$2:$lista.D$537];[.A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 do Conde</text:p>
          </table:table-cell>
          <table:table-cell table:formula="of:=COUNTIF([$lista.D$2:$lista.D$537];[.A9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a Nova de Famalicão</text:p>
          </table:table-cell>
          <table:table-cell table:formula="of:=COUNTIF([$lista.D$2:$lista.D$537];[.A1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a Nova de Gaia</text:p>
          </table:table-cell>
          <table:table-cell table:formula="of:=COUNTIF([$lista.D$2:$lista.D$537];[.A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 Verde</text:p>
          </table:table-cell>
          <table:table-cell table:formula="of:=COUNTIF([$lista.D$2:$lista.D$537];[.A1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table:formula="of:=COUNTIF([$lista.D$2:$lista.D$537];[.A1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table:formula="of:=COUNTIF([$lista.D$2:$lista.D$537];[.A104])" office:value-type="float" office:value="10" calcext:value-type="float">
            <text:p>10</text:p>
          </table:table-cell>
        </table:table-row>
        <table:table-row table:style-name="ro1">
          <table:table-cell table:style-name="ce3"/>
          <table:table-cell/>
        </table:table-row>
        <table:table-row table:style-name="ro1" table:number-rows-repeated="10484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udo" table:style-name="ta2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Concelho </text:p>
          </table:table-cell>
          <table:table-cell office:value-type="string" calcext:value-type="string">
            <text:p>Ministros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uiardaB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dr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ácer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n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che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ut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ândegadaF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jez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justr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odô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terdoCh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v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s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an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a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iol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nch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uda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ambuj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anc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ar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ic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ga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eceiras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av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dasdaRa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âmaradeLob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azedadeAnsi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gal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ax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anheiradePê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Branc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elo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deV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D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Ma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f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ân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u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guei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doAlent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eiradoZêz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adaFo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gueiradeCasteloRodri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ó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osdeAlgo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ixodeEspadaàCin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v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ó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ând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Ílha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us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s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dodeCava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eig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deCanave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haGran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v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alh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ê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g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ért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ãoFr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Do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gad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menta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ch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im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for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á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Óbi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i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iveiradeAzemé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eFra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Bair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Hos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çosdeFerr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mpilhosadaSer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deCo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drógão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c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fi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vadoCaste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odaRé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ntaDelgad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ntadoS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aBar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Li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Sô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im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rtodeMó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oMoni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Sa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vo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Lanh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Varzi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aiadaVitó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enç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engosdeMonsara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Br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deP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bug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aterradeM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omba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Graci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iada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tadePenagu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iagodoCac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Tirs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ãoBrásdeAl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JoãodaMadei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ãoJoãoda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PedrodoS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Roque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Vi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d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át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p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verdoVoug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raldeMonteAgr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s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bu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v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deB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redeMon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sNov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resVed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c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f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deCamb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on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ç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dasNo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Alente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Caste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igu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iradoMin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eR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Bis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Con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adoPo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l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eX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FrancadoCam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aBarqu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Cerv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Famalicã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aNovadeFozCô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Ga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Nova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Poi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PoucadeAgui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deSantoAntón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lhadeRó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Viç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mi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u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2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vernosps" table:style-name="ta2">
        <office:forms form:automatic-focus="false" form:apply-design-mode="false"/>
        <table:table-column table:style-name="co73" table:number-columns-repeated="2" table:default-cell-style-name="Default"/>
        <table:table-row table:style-name="ro1">
          <table:table-cell office:value-type="string" calcext:value-type="string">
            <text:p>Concelho </text:p>
          </table:table-cell>
          <table:table-cell office:value-type="string" calcext:value-type="string">
            <text:p>Ministros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uiar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ndr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ácer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n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che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ut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ândegadaF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jez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justr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odô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terdoCh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v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s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an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a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iol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nch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uda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ambuj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anc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ar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ic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eceiras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av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dasdaRa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âmaradeLob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azedadeAnsi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gal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ax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eiradePê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Bra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lo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deV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D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Ma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f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ân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u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guei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doAlente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doZêz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adaFo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adeCasteloRodri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ó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osdeAlgo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ixodeEspadaàCin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v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ó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ând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Ílha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oul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us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s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dodeCava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eig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deCanave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haGra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v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lh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ê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g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ért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ãoFr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Do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gad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menta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ch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im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for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á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Óbi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i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iveiradeAzemé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eFra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Bair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Hos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çosdeFerr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mpilhosadaSer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deCo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drógão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c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fi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vadoCaste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odaRé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ntaDelgad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ntadoS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aBar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Li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Sô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im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rtodeMó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oMoni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Sa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vo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Lanh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Varz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iadaVitó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enç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engosdeMonsara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Br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deP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ug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aterradeM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omba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Graci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iada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tadePenagu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iagodoCac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Tir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BrásdeAl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JoãodaMadei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ãoJoãoda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PedrodoS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Roque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Vi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d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át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p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verdoVoug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braldeMonteAgr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s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u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v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deB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deMon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sNov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resVed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c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f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deCamb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on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ç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dasNo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Alente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Caste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igu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iradoMin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eR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Bis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Con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adoPo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l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eX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oCam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aBarqu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Cerv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Famalic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NovadeFozCô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Ga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Poi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PoucadeAgui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deSantoAntón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lhadeRó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iç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mi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u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2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vernospsd" table:style-name="ta2">
        <office:forms form:automatic-focus="false" form:apply-design-mode="false"/>
        <table:table-column table:style-name="co73" table:number-columns-repeated="2" table:default-cell-style-name="Default"/>
        <table:table-row table:style-name="ro1">
          <table:table-cell office:value-type="string" calcext:value-type="string">
            <text:p>Concelho </text:p>
          </table:table-cell>
          <table:table-cell office:value-type="string" calcext:value-type="string">
            <text:p>Ministros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uiardaB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dr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u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ácer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n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che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out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ândegadaF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jez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justr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odô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erdoCh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v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s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an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a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iol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nch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uda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ambuj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anc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ar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ic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ga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eceiras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av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dasdaRa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âmaradeLob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azedadeAnsi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egaldoS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ax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eiradePê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Bra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lo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odeV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D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Mar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orico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fã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ân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u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guei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iradoAlent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eiradoZêz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adaFo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gueiradeCasteloRodri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ueiródosVin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osdeAlgo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ixodeEspadaàCin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v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ó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ând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Ílha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jes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rinh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s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s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dodeCava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eig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deCanave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haGra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v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alh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ê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g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érto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ãoFr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doD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gad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mentadaB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i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ch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imdeBa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for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á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Óbi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m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i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h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eAzemé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eFra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Bair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iradoHospi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iq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çosdeFerr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mpilhosadaSer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desdeCo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rógão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c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fi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vadoCaste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odaRég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h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aDelg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adoS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aBar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Li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Sô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im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rtodeMó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Moni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oSa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voaç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Lanh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óvoadeVarz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aiadaVitó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ença-a-No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engosdeMonsara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Br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dePe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eira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Ma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ug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aterradeM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omba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Graci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CruzdasFl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iadaF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MartadePenagui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iagodoCacé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Tirs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ãoBrásdeAlport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JoãodaMadeir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ãoJoãoda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PedrodoS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RoquedoP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Vi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do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át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p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t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úb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verdoVoug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aldeMonteAgr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s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buaç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ou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v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deBou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redeMoncor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sNo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sVed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c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f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g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deCamb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ç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on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ç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dasNov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Alentej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anadoCaste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igu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iradoMin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eR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Bis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Co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doPo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l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eX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FrancadoCamp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aBarquin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Cerv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Famalicã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aNovadeFozCô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Ga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NovadePai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NovadePoia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PoucadeAgui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RealdeSantoAntón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lhadeRó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a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Viço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mios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uze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2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lista.D1:lista.D537" table:contains-header="false"/>
        <table:database-range table:name="__Anonymous_Sheet_DB__2" table:target-range-address="Sheet2.F5:Sheet2.G10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tats.A1:stat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hours/>
      <number:text>:</number:text>
      <number:minutes number:style="long"/>
    </number:time-style>
    <number:time-style style:name="N149">
      <number:minutes number:style="long"/>
      <number:text>:</number:text>
      <number:seconds number:style="long" number:decimal-places="1"/>
    </number:time-style>
    <number:time-style style:name="N148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5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2"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olha1" style:display-name="PageStyle_Folh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meta:creation-date>2024-02-11T19:06:29</meta:creation-date>
    <dc:date>2024-12-19T11:32:05.371297866</dc:date>
    <meta:generator>LibreOffice/7.3.7.2$Linux_X86_64 LibreOffice_project/30$Build-2</meta:generator>
    <meta:editing-duration>PT5H26M43S</meta:editing-duration>
    <meta:editing-cycles>65</meta:editing-cycles>
    <meta:document-statistic meta:table-count="7" meta:cell-count="7803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  <library:element library:name="Sheet5"/>
  <library:element library:name="Sheet6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